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diagonal-bl-tr="none" fo:border-left="none" fo:padding-bottom="0in" fo:padding-left="0in" fo:padding-right="0in" fo:padding-top="0.0417in" fo:border-right="none" fo:border-top="0.74pt solid #0000ff"/>
    </style:style>
    <style:style style:name="ce1" style:family="table-cell" style:parent-style-name="Default" style:data-style-name="N11"/>
    <style:style style:name="ce5" style:family="table-cell" style:parent-style-name="Default" style:data-style-name="N11">
      <style:table-cell-properties fo:border-bottom="none" fo:border-left="none" fo:border-right="none" fo:border-top="0.74pt solid #0000ff"/>
    </style:style>
    <style:style style:name="ce6" style:family="table-cell" style:parent-style-name="Default" style:data-style-name="N11">
      <style:table-cell-properties fo:border-bottom="none" style:diagonal-bl-tr="none" fo:border-left="none" fo:padding-bottom="0in" fo:padding-left="0in" fo:padding-right="0in" fo:padding-top="0.0417in" fo:border-right="none" fo:border-top="0.74pt solid #0000ff"/>
    </style:style>
  </office:automatic-styles>
  <office:body>
    <office:spreadsheet>
      <table:calculation-settings table:automatic-find-labels="false" table:use-regular-expressions="false" table:use-wildcards="true"/>
      <table:table table:name="population_Crime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Регион</text:p>
          </table:table-cell>
          <table:table-cell table:style-name="ce2" office:value-type="string" calcext:value-type="string">
            <text:p>тип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string" calcext:value-type="string">
            <text:p>Прирост к 2019</text:p>
          </table:table-cell>
          <table:table-cell table:style-name="ce2" office:value-type="string" calcext:value-type="string">
            <text:p>Прирост к 2021</text:p>
          </table:table-cell>
        </table:table-row>
        <table:table-row table:style-name="ro1">
          <table:table-cell office:value-type="string" calcext:value-type="string">
            <text:p>Республика Крым</text:p>
          </table:table-cell>
          <table:table-cell office:value-type="string" calcext:value-type="string">
            <text:p>все_локации</text:p>
          </table:table-cell>
          <table:table-cell office:value-type="float" office:value="1884400" calcext:value-type="float">
            <text:p>1884400</text:p>
          </table:table-cell>
          <table:table-cell office:value-type="float" office:value="1901500" calcext:value-type="float">
            <text:p>1901500</text:p>
          </table:table-cell>
          <table:table-cell office:value-type="float" office:value="1909600" calcext:value-type="float">
            <text:p>1909600</text:p>
          </table:table-cell>
          <table:table-cell office:value-type="float" office:value="1912950" calcext:value-type="float">
            <text:p>1912950</text:p>
          </table:table-cell>
          <table:table-cell office:value-type="float" office:value="1912775" calcext:value-type="float">
            <text:p>1912775</text:p>
          </table:table-cell>
          <table:table-cell office:value-type="float" office:value="1912220" calcext:value-type="float">
            <text:p>1912220</text:p>
          </table:table-cell>
          <table:table-cell office:value-type="float" office:value="1907100" calcext:value-type="float">
            <text:p>1907100</text:p>
          </table:table-cell>
          <table:table-cell office:value-type="float" office:value="1898985" calcext:value-type="float">
            <text:p>1898985</text:p>
          </table:table-cell>
          <table:table-cell/>
          <table:table-cell table:style-name="ce1" table:formula="of:=[.H2]/[.C2] -1" office:value-type="percentage" office:value="0.01476331988962" calcext:value-type="percentage">
            <text:p>1.48%</text:p>
          </table:table-cell>
          <table:table-cell table:style-name="ce1" table:formula="of:=[.J2]/[.C2] -1" office:value-type="percentage" office:value="0.00773986414773931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Республика Крым</text:p>
          </table:table-cell>
          <table:table-cell office:value-type="string" calcext:value-type="string">
            <text:p>городское</text:p>
          </table:table-cell>
          <table:table-cell office:value-type="float" office:value="956300" calcext:value-type="float">
            <text:p>956300</text:p>
          </table:table-cell>
          <table:table-cell office:value-type="float" office:value="965400" calcext:value-type="float">
            <text:p>965400</text:p>
          </table:table-cell>
          <table:table-cell office:value-type="float" office:value="971100" calcext:value-type="float">
            <text:p>971100</text:p>
          </table:table-cell>
          <table:table-cell office:value-type="float" office:value="974139" calcext:value-type="float">
            <text:p>974139</text:p>
          </table:table-cell>
          <table:table-cell office:value-type="float" office:value="974835" calcext:value-type="float">
            <text:p>974835</text:p>
          </table:table-cell>
          <table:table-cell office:value-type="float" office:value="975045" calcext:value-type="float">
            <text:p>975045</text:p>
          </table:table-cell>
          <table:table-cell office:value-type="float" office:value="970720" calcext:value-type="float">
            <text:p>970720</text:p>
          </table:table-cell>
          <table:table-cell office:value-type="float" office:value="964191" calcext:value-type="float">
            <text:p>964191</text:p>
          </table:table-cell>
          <table:table-cell/>
          <table:table-cell table:style-name="ce1" table:formula="of:=[.H3]/[.C3] -1" office:value-type="percentage" office:value="0.0196015894593746" calcext:value-type="percentage">
            <text:p>1.96%</text:p>
          </table:table-cell>
          <table:table-cell table:style-name="ce1" table:formula="of:=[.J3]/[.C3] -1" office:value-type="percentage" office:value="0.00825159468785941" calcext:value-type="percentage">
            <text:p>0.83%</text:p>
          </table:table-cell>
        </table:table-row>
        <table:table-row table:style-name="ro1">
          <table:table-cell office:value-type="string" calcext:value-type="string">
            <text:p>Республика Крым</text:p>
          </table:table-cell>
          <table:table-cell office:value-type="string" calcext:value-type="string">
            <text:p>сельское</text:p>
          </table:table-cell>
          <table:table-cell office:value-type="float" office:value="928100" calcext:value-type="float">
            <text:p>928100</text:p>
          </table:table-cell>
          <table:table-cell office:value-type="float" office:value="936100" calcext:value-type="float">
            <text:p>936100</text:p>
          </table:table-cell>
          <table:table-cell office:value-type="float" office:value="938500" calcext:value-type="float">
            <text:p>938500</text:p>
          </table:table-cell>
          <table:table-cell office:value-type="float" office:value="938811" calcext:value-type="float">
            <text:p>938811</text:p>
          </table:table-cell>
          <table:table-cell office:value-type="float" office:value="937940" calcext:value-type="float">
            <text:p>937940</text:p>
          </table:table-cell>
          <table:table-cell office:value-type="float" office:value="937175" calcext:value-type="float">
            <text:p>937175</text:p>
          </table:table-cell>
          <table:table-cell office:value-type="float" office:value="936380" calcext:value-type="float">
            <text:p>936380</text:p>
          </table:table-cell>
          <table:table-cell office:value-type="float" office:value="934794" calcext:value-type="float">
            <text:p>934794</text:p>
          </table:table-cell>
          <table:table-cell/>
          <table:table-cell table:style-name="ce1" table:formula="of:=[.H4]/[.C4] -1" office:value-type="percentage" office:value="0.00977804115935776" calcext:value-type="percentage">
            <text:p>0.98%</text:p>
          </table:table-cell>
          <table:table-cell table:style-name="ce1" table:formula="of:=[.J4]/[.C4] -1" office:value-type="percentage" office:value="0.00721258485077048" calcext:value-type="percentage">
            <text:p>0.72%</text:p>
          </table:table-cell>
        </table:table-row>
        <table:table-row table:style-name="ro2">
          <table:table-cell table:style-name="ce3" office:value-type="string" calcext:value-type="string">
            <text:p>Севастополь</text:p>
          </table:table-cell>
          <table:table-cell table:style-name="ce3" office:value-type="string" calcext:value-type="string">
            <text:p>все_локации</text:p>
          </table:table-cell>
          <table:table-cell table:style-name="ce3" office:value-type="float" office:value="386500" calcext:value-type="float">
            <text:p>386500</text:p>
          </table:table-cell>
          <table:table-cell table:style-name="ce3" office:value-type="float" office:value="407600" calcext:value-type="float">
            <text:p>407600</text:p>
          </table:table-cell>
          <table:table-cell table:style-name="ce3" office:value-type="float" office:value="422500" calcext:value-type="float">
            <text:p>422500</text:p>
          </table:table-cell>
          <table:table-cell table:style-name="ce3" office:value-type="float" office:value="432712" calcext:value-type="float">
            <text:p>432712</text:p>
          </table:table-cell>
          <table:table-cell table:style-name="ce3" office:value-type="float" office:value="439941" calcext:value-type="float">
            <text:p>439941</text:p>
          </table:table-cell>
          <table:table-cell table:style-name="ce3" office:value-type="float" office:value="446175" calcext:value-type="float">
            <text:p>446175</text:p>
          </table:table-cell>
          <table:table-cell table:style-name="ce3" office:value-type="float" office:value="479565" calcext:value-type="float">
            <text:p>479565</text:p>
          </table:table-cell>
          <table:table-cell table:style-name="ce3" office:value-type="float" office:value="516025" calcext:value-type="float">
            <text:p>516025</text:p>
          </table:table-cell>
          <table:table-cell table:style-name="ce3"/>
          <table:table-cell table:style-name="ce6" table:formula="of:=[.H5]/[.C5] -1" office:value-type="percentage" office:value="0.154398447606727" calcext:value-type="percentage">
            <text:p>15.44%</text:p>
          </table:table-cell>
          <table:table-cell table:style-name="ce6" table:formula="of:=[.J5]/[.C5] -1" office:value-type="percentage" office:value="0.335122897800776" calcext:value-type="percentage">
            <text:p>33.51%</text:p>
          </table:table-cell>
        </table:table-row>
        <table:table-row table:style-name="ro1">
          <table:table-cell office:value-type="string" calcext:value-type="string">
            <text:p>Севастополь</text:p>
          </table:table-cell>
          <table:table-cell office:value-type="string" calcext:value-type="string">
            <text:p>городское</text:p>
          </table:table-cell>
          <table:table-cell office:value-type="float" office:value="356600" calcext:value-type="float">
            <text:p>356600</text:p>
          </table:table-cell>
          <table:table-cell office:value-type="float" office:value="377200" calcext:value-type="float">
            <text:p>377200</text:p>
          </table:table-cell>
          <table:table-cell office:value-type="float" office:value="391900" calcext:value-type="float">
            <text:p>391900</text:p>
          </table:table-cell>
          <table:table-cell office:value-type="float" office:value="402023" calcext:value-type="float">
            <text:p>402023</text:p>
          </table:table-cell>
          <table:table-cell office:value-type="float" office:value="409269" calcext:value-type="float">
            <text:p>409269</text:p>
          </table:table-cell>
          <table:table-cell office:value-type="float" office:value="415668" calcext:value-type="float">
            <text:p>415668</text:p>
          </table:table-cell>
          <table:table-cell office:value-type="float" office:value="449084" calcext:value-type="float">
            <text:p>449084</text:p>
          </table:table-cell>
          <table:table-cell office:value-type="float" office:value="485636" calcext:value-type="float">
            <text:p>485636</text:p>
          </table:table-cell>
          <table:table-cell/>
          <table:table-cell table:style-name="ce1" table:formula="of:=[.H6]/[.C6] -1" office:value-type="percentage" office:value="0.165642176107684" calcext:value-type="percentage">
            <text:p>16.56%</text:p>
          </table:table-cell>
          <table:table-cell table:style-name="ce1" table:formula="of:=[.J6]/[.C6] -1" office:value-type="percentage" office:value="0.361850813236119" calcext:value-type="percentage">
            <text:p>36.19%</text:p>
          </table:table-cell>
        </table:table-row>
        <table:table-row table:style-name="ro1">
          <table:table-cell office:value-type="string" calcext:value-type="string">
            <text:p>Севастополь</text:p>
          </table:table-cell>
          <table:table-cell office:value-type="string" calcext:value-type="string">
            <text:p>сельское</text:p>
          </table:table-cell>
          <table:table-cell office:value-type="float" office:value="29900" calcext:value-type="float">
            <text:p>29900</text:p>
          </table:table-cell>
          <table:table-cell office:value-type="float" office:value="30400" calcext:value-type="float">
            <text:p>30400</text:p>
          </table:table-cell>
          <table:table-cell office:value-type="float" office:value="30600" calcext:value-type="float">
            <text:p>30600</text:p>
          </table:table-cell>
          <table:table-cell office:value-type="float" office:value="30689" calcext:value-type="float">
            <text:p>30689</text:p>
          </table:table-cell>
          <table:table-cell office:value-type="float" office:value="30672" calcext:value-type="float">
            <text:p>30672</text:p>
          </table:table-cell>
          <table:table-cell office:value-type="float" office:value="30507" calcext:value-type="float">
            <text:p>30507</text:p>
          </table:table-cell>
          <table:table-cell office:value-type="float" office:value="30481" calcext:value-type="float">
            <text:p>30481</text:p>
          </table:table-cell>
          <table:table-cell office:value-type="float" office:value="30389" calcext:value-type="float">
            <text:p>30389</text:p>
          </table:table-cell>
          <table:table-cell/>
          <table:table-cell table:style-name="ce1" table:formula="of:=[.H7]/[.C7] -1" office:value-type="percentage" office:value="0.0203010033444817" calcext:value-type="percentage">
            <text:p>2.03%</text:p>
          </table:table-cell>
          <table:table-cell table:style-name="ce1" table:formula="of:=[.J7]/[.C7] -1" office:value-type="percentage" office:value="0.0163545150501672" calcext:value-type="percentage">
            <text:p>1.64%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% к населению Крыма</text:p>
          </table:table-cell>
          <table:table-cell office:value-type="string" calcext:value-type="string">
            <text:p>все_локации</text:p>
          </table:table-cell>
          <table:table-cell table:style-name="ce1" table:formula="of:= [.C2] / ([.C2] + [.C5])" office:value-type="percentage" office:value="0.829803161742041" calcext:value-type="percentage">
            <text:p>82.98%</text:p>
          </table:table-cell>
          <table:table-cell table:style-name="ce1" table:formula="of:= [.D2] / ([.D2] + [.D5])" office:value-type="percentage" office:value="0.823481009917284" calcext:value-type="percentage">
            <text:p>82.35%</text:p>
          </table:table-cell>
          <table:table-cell table:style-name="ce1" table:formula="of:= [.E2] / ([.E2] + [.E5])" office:value-type="percentage" office:value="0.818832811629004" calcext:value-type="percentage">
            <text:p>81.88%</text:p>
          </table:table-cell>
          <table:table-cell table:style-name="ce1" table:formula="of:= [.F2] / ([.F2] + [.F5])" office:value-type="percentage" office:value="0.815526704188412" calcext:value-type="percentage">
            <text:p>81.55%</text:p>
          </table:table-cell>
          <table:table-cell table:style-name="ce1" table:formula="of:= [.G2] / ([.G2] + [.G5])" office:value-type="percentage" office:value="0.813007179787106" calcext:value-type="percentage">
            <text:p>81.30%</text:p>
          </table:table-cell>
          <table:table-cell table:style-name="ce1" table:formula="of:= [.H2] / ([.H2] + [.H5])" office:value-type="percentage" office:value="0.810814134188717" calcext:value-type="percentage">
            <text:p>81.08%</text:p>
          </table:table-cell>
          <table:table-cell table:style-name="ce1" table:formula="of:= [.I2] / ([.I2] + [.I5])" office:value-type="percentage" office:value="0.799064803816204" calcext:value-type="percentage">
            <text:p>79.91%</text:p>
          </table:table-cell>
          <table:table-cell table:style-name="ce1" table:formula="of:= [.J2] / ([.J2] + [.J5])" office:value-type="percentage" office:value="0.786325936538565" calcext:value-type="percentage">
            <text:p>78.6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 к городскому населению Крыма</text:p>
          </table:table-cell>
          <table:table-cell office:value-type="string" calcext:value-type="string">
            <text:p>городское</text:p>
          </table:table-cell>
          <table:table-cell table:style-name="ce1" table:formula="of:= [.C3] / ([.C3] + [.C6])" office:value-type="percentage" office:value="0.728387539035722" calcext:value-type="percentage">
            <text:p>72.84%</text:p>
          </table:table-cell>
          <table:table-cell table:style-name="ce1" table:formula="of:= [.D3] / ([.D3] + [.D6])" office:value-type="percentage" office:value="0.719052584537465" calcext:value-type="percentage">
            <text:p>71.91%</text:p>
          </table:table-cell>
          <table:table-cell table:style-name="ce1" table:formula="of:= [.E3] / ([.E3] + [.E6])" office:value-type="percentage" office:value="0.712472487160675" calcext:value-type="percentage">
            <text:p>71.25%</text:p>
          </table:table-cell>
          <table:table-cell table:style-name="ce1" table:formula="of:= [.F3] / ([.F3] + [.F6])" office:value-type="percentage" office:value="0.707866515715446" calcext:value-type="percentage">
            <text:p>70.79%</text:p>
          </table:table-cell>
          <table:table-cell table:style-name="ce1" table:formula="of:= [.G3] / ([.G3] + [.G6])" office:value-type="percentage" office:value="0.704307624282568" calcext:value-type="percentage">
            <text:p>70.43%</text:p>
          </table:table-cell>
          <table:table-cell table:style-name="ce1" table:formula="of:= [.H3] / ([.H3] + [.H6])" office:value-type="percentage" office:value="0.701111588084673" calcext:value-type="percentage">
            <text:p>70.11%</text:p>
          </table:table-cell>
          <table:table-cell table:style-name="ce1" table:formula="of:= [.I3] / ([.I3] + [.I6])" office:value-type="percentage" office:value="0.683700003662477" calcext:value-type="percentage">
            <text:p>68.37%</text:p>
          </table:table-cell>
          <table:table-cell table:style-name="ce1" table:formula="of:= [.J3] / ([.J3] + [.J6])" office:value-type="percentage" office:value="0.665038656336239" calcext:value-type="percentage">
            <text:p>66.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 к сельскому населению Крыма</text:p>
          </table:table-cell>
          <table:table-cell office:value-type="string" calcext:value-type="string">
            <text:p>сельское</text:p>
          </table:table-cell>
          <table:table-cell table:style-name="ce1" table:formula="of:= [.C4] / ([.C4] + [.C7])" office:value-type="percentage" office:value="0.968789144050104" calcext:value-type="percentage">
            <text:p>96.88%</text:p>
          </table:table-cell>
          <table:table-cell table:style-name="ce1" table:formula="of:= [.D4] / ([.D4] + [.D7])" office:value-type="percentage" office:value="0.968546301086394" calcext:value-type="percentage">
            <text:p>96.85%</text:p>
          </table:table-cell>
          <table:table-cell table:style-name="ce1" table:formula="of:= [.E4] / ([.E4] + [.E7])" office:value-type="percentage" office:value="0.968424311216593" calcext:value-type="percentage">
            <text:p>96.84%</text:p>
          </table:table-cell>
          <table:table-cell table:style-name="ce1" table:formula="of:= [.F4] / ([.F4] + [.F7])" office:value-type="percentage" office:value="0.968345538937597" calcext:value-type="percentage">
            <text:p>96.83%</text:p>
          </table:table-cell>
          <table:table-cell table:style-name="ce1" table:formula="of:= [.G4] / ([.G4] + [.G7])" office:value-type="percentage" office:value="0.968334069782328" calcext:value-type="percentage">
            <text:p>96.83%</text:p>
          </table:table-cell>
          <table:table-cell table:style-name="ce1" table:formula="of:= [.H4] / ([.H4] + [.H7])" office:value-type="percentage" office:value="0.968474147498868" calcext:value-type="percentage">
            <text:p>96.85%</text:p>
          </table:table-cell>
          <table:table-cell table:style-name="ce1" table:formula="of:= [.I4] / ([.I4] + [.I7])" office:value-type="percentage" office:value="0.968474268793549" calcext:value-type="percentage">
            <text:p>96.85%</text:p>
          </table:table-cell>
          <table:table-cell table:style-name="ce1" table:formula="of:= [.J4] / ([.J4] + [.J7])" office:value-type="percentage" office:value="0.968514779062623" calcext:value-type="percentage">
            <text:p>96.85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% к населению Крыма</text:p>
          </table:table-cell>
          <table:table-cell table:style-name="ce3" office:value-type="string" calcext:value-type="string">
            <text:p>все_локации</text:p>
          </table:table-cell>
          <table:table-cell table:style-name="ce5" table:formula="of:= [.C5] / ([.C5] + [.C2])" office:value-type="percentage" office:value="0.170196838257959" calcext:value-type="percentage">
            <text:p>17.02%</text:p>
          </table:table-cell>
          <table:table-cell table:style-name="ce5" table:formula="of:= [.D5] / ([.D5] + [.D2])" office:value-type="percentage" office:value="0.176518990082716" calcext:value-type="percentage">
            <text:p>17.65%</text:p>
          </table:table-cell>
          <table:table-cell table:style-name="ce5" table:formula="of:= [.E5] / ([.E5] + [.E2])" office:value-type="percentage" office:value="0.181167188370996" calcext:value-type="percentage">
            <text:p>18.12%</text:p>
          </table:table-cell>
          <table:table-cell table:style-name="ce5" table:formula="of:= [.F5] / ([.F5] + [.F2])" office:value-type="percentage" office:value="0.184473295811588" calcext:value-type="percentage">
            <text:p>18.45%</text:p>
          </table:table-cell>
          <table:table-cell table:style-name="ce5" table:formula="of:= [.G5] / ([.G5] + [.G2])" office:value-type="percentage" office:value="0.186992820212894" calcext:value-type="percentage">
            <text:p>18.70%</text:p>
          </table:table-cell>
          <table:table-cell table:style-name="ce5" table:formula="of:= [.H5] / ([.H5] + [.H2])" office:value-type="percentage" office:value="0.189185865811283" calcext:value-type="percentage">
            <text:p>18.92%</text:p>
          </table:table-cell>
          <table:table-cell table:style-name="ce5" table:formula="of:= [.I5] / ([.I5] + [.I2])" office:value-type="percentage" office:value="0.200935196183796" calcext:value-type="percentage">
            <text:p>20.09%</text:p>
          </table:table-cell>
          <table:table-cell table:style-name="ce5" table:formula="of:= [.J5] / ([.J5] + [.J2])" office:value-type="percentage" office:value="0.213674063461435" calcext:value-type="percentage">
            <text:p>21.3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 к городскому населению Крыма</text:p>
          </table:table-cell>
          <table:table-cell office:value-type="string" calcext:value-type="string">
            <text:p>городское</text:p>
          </table:table-cell>
          <table:table-cell table:style-name="ce1" table:formula="of:= [.C6] / ([.C6] + [.C3])" office:value-type="percentage" office:value="0.271612460964278" calcext:value-type="percentage">
            <text:p>27.16%</text:p>
          </table:table-cell>
          <table:table-cell table:style-name="ce1" table:formula="of:= [.D6] / ([.D6] + [.D3])" office:value-type="percentage" office:value="0.280947415462535" calcext:value-type="percentage">
            <text:p>28.09%</text:p>
          </table:table-cell>
          <table:table-cell table:style-name="ce1" table:formula="of:= [.E6] / ([.E6] + [.E3])" office:value-type="percentage" office:value="0.287527512839325" calcext:value-type="percentage">
            <text:p>28.75%</text:p>
          </table:table-cell>
          <table:table-cell table:style-name="ce1" table:formula="of:= [.F6] / ([.F6] + [.F3])" office:value-type="percentage" office:value="0.292133484284554" calcext:value-type="percentage">
            <text:p>29.21%</text:p>
          </table:table-cell>
          <table:table-cell table:style-name="ce1" table:formula="of:= [.G6] / ([.G6] + [.G3])" office:value-type="percentage" office:value="0.295692375717432" calcext:value-type="percentage">
            <text:p>29.57%</text:p>
          </table:table-cell>
          <table:table-cell table:style-name="ce1" table:formula="of:= [.H6] / ([.H6] + [.H3])" office:value-type="percentage" office:value="0.298888411915327" calcext:value-type="percentage">
            <text:p>29.89%</text:p>
          </table:table-cell>
          <table:table-cell table:style-name="ce1" table:formula="of:= [.I6] / ([.I6] + [.I3])" office:value-type="percentage" office:value="0.316299996337523" calcext:value-type="percentage">
            <text:p>31.63%</text:p>
          </table:table-cell>
          <table:table-cell table:style-name="ce1" table:formula="of:= [.J6] / ([.J6] + [.J3])" office:value-type="percentage" office:value="0.334961343663761" calcext:value-type="percentage">
            <text:p>33.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 к сельскому населению Крыма</text:p>
          </table:table-cell>
          <table:table-cell office:value-type="string" calcext:value-type="string">
            <text:p>сельское</text:p>
          </table:table-cell>
          <table:table-cell table:style-name="ce1" table:formula="of:= [.C7] / ([.C7] + [.C4])" office:value-type="percentage" office:value="0.0312108559498956" calcext:value-type="percentage">
            <text:p>3.12%</text:p>
          </table:table-cell>
          <table:table-cell table:style-name="ce1" table:formula="of:= [.D7] / ([.D7] + [.D4])" office:value-type="percentage" office:value="0.0314536989136058" calcext:value-type="percentage">
            <text:p>3.15%</text:p>
          </table:table-cell>
          <table:table-cell table:style-name="ce1" table:formula="of:= [.E7] / ([.E7] + [.E4])" office:value-type="percentage" office:value="0.0315756887834073" calcext:value-type="percentage">
            <text:p>3.16%</text:p>
          </table:table-cell>
          <table:table-cell table:style-name="ce1" table:formula="of:= [.F7] / ([.F7] + [.F4])" office:value-type="percentage" office:value="0.0316544610624033" calcext:value-type="percentage">
            <text:p>3.17%</text:p>
          </table:table-cell>
          <table:table-cell table:style-name="ce1" table:formula="of:= [.G7] / ([.G7] + [.G4])" office:value-type="percentage" office:value="0.0316659302176723" calcext:value-type="percentage">
            <text:p>3.17%</text:p>
          </table:table-cell>
          <table:table-cell table:style-name="ce1" table:formula="of:= [.H7] / ([.H7] + [.H4])" office:value-type="percentage" office:value="0.0315258525011316" calcext:value-type="percentage">
            <text:p>3.15%</text:p>
          </table:table-cell>
          <table:table-cell table:style-name="ce1" table:formula="of:= [.I7] / ([.I7] + [.I4])" office:value-type="percentage" office:value="0.0315257312064506" calcext:value-type="percentage">
            <text:p>3.15%</text:p>
          </table:table-cell>
          <table:table-cell table:style-name="ce1" table:formula="of:= [.J7] / ([.J7] + [.J4])" office:value-type="percentage" office:value="0.0314852209373766" calcext:value-type="percentage">
            <text:p>3.15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15:28:26.3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6T16:23:23.722000000</dc:date>
    <meta:editing-duration>PT1H3M28S</meta:editing-duration>
    <meta:editing-cycles>3</meta:editing-cycles>
    <meta:generator>LibreOffice/7.1.5.2$Windows_X86_64 LibreOffice_project/85f04e9f809797b8199d13c421bd8a2b025d52b5</meta:generator>
    <meta:document-statistic meta:table-count="1" meta:cell-count="144" meta:object-count="0"/>
  </office:meta>
</office:document-meta>
</file>